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0a371"/>
    </style:style>
    <style:style style:name="P2" style:family="paragraph" style:parent-style-name="Text_20_body">
      <style:text-properties officeooo:rsid="00140d66" officeooo:paragraph-rsid="00140d66"/>
    </style:style>
    <style:style style:name="P3" style:family="paragraph" style:parent-style-name="Text_20_body">
      <style:paragraph-properties fo:text-align="start" style:justify-single-word="false"/>
      <style:text-properties officeooo:paragraph-rsid="002c5d0d"/>
    </style:style>
    <style:style style:name="P4" style:family="paragraph" style:parent-style-name="Text_20_body">
      <style:paragraph-properties fo:text-align="start" style:justify-single-word="false"/>
      <style:text-properties officeooo:paragraph-rsid="002e0dda"/>
    </style:style>
    <style:style style:name="P5" style:family="paragraph" style:parent-style-name="Text_20_body" style:list-style-name="L4">
      <style:paragraph-properties fo:text-align="start" style:justify-single-word="false"/>
      <style:text-properties officeooo:paragraph-rsid="002e0dda"/>
    </style:style>
    <style:style style:name="P6" style:family="paragraph" style:parent-style-name="Text_20_body">
      <style:paragraph-properties fo:text-align="start" style:justify-single-word="false"/>
      <style:text-properties officeooo:paragraph-rsid="0036cfd0"/>
    </style:style>
    <style:style style:name="P7" style:family="paragraph" style:parent-style-name="Text_20_body">
      <style:paragraph-properties fo:text-align="start" style:justify-single-word="false"/>
      <style:text-properties officeooo:paragraph-rsid="00472a6c"/>
    </style:style>
    <style:style style:name="P8" style:family="paragraph" style:parent-style-name="Text_20_body">
      <style:paragraph-properties fo:text-align="start" style:justify-single-word="false"/>
      <style:text-properties officeooo:paragraph-rsid="0048d822"/>
    </style:style>
    <style:style style:name="P9" style:family="paragraph" style:parent-style-name="Text_20_body">
      <style:paragraph-properties fo:text-align="start" style:justify-single-word="false"/>
      <style:text-properties officeooo:paragraph-rsid="004ec038"/>
    </style:style>
    <style:style style:name="P10" style:family="paragraph" style:parent-style-name="Text_20_body">
      <style:paragraph-properties fo:text-align="start" style:justify-single-word="false"/>
      <style:text-properties officeooo:paragraph-rsid="00531d67"/>
    </style:style>
    <style:style style:name="P11" style:family="paragraph" style:parent-style-name="Text_20_body">
      <style:text-properties officeooo:paragraph-rsid="00140d66"/>
    </style:style>
    <style:style style:name="P12" style:family="paragraph" style:parent-style-name="Text_20_body" style:list-style-name="L2">
      <style:text-properties officeooo:paragraph-rsid="002c5d0d"/>
    </style:style>
    <style:style style:name="P13" style:family="paragraph" style:parent-style-name="Text_20_body">
      <style:text-properties officeooo:paragraph-rsid="002c5d0d"/>
    </style:style>
    <style:style style:name="P14" style:family="paragraph" style:parent-style-name="Text_20_body">
      <style:paragraph-properties fo:text-align="center" style:justify-single-word="false"/>
      <style:text-properties officeooo:paragraph-rsid="002c5d0d"/>
    </style:style>
    <style:style style:name="P15" style:family="paragraph" style:parent-style-name="Text_20_body">
      <style:paragraph-properties fo:text-align="center" style:justify-single-word="false"/>
      <style:text-properties officeooo:paragraph-rsid="002e0dda"/>
    </style:style>
    <style:style style:name="P16" style:family="paragraph" style:parent-style-name="Text_20_body">
      <style:paragraph-properties fo:text-align="center" style:justify-single-word="false"/>
      <style:text-properties officeooo:paragraph-rsid="00472a6c"/>
    </style:style>
    <style:style style:name="P17" style:family="paragraph" style:parent-style-name="Text_20_body">
      <style:paragraph-properties fo:text-align="center" style:justify-single-word="false"/>
      <style:text-properties officeooo:paragraph-rsid="00531d67"/>
    </style:style>
    <style:style style:name="P18" style:family="paragraph" style:parent-style-name="Text_20_body">
      <style:text-properties officeooo:paragraph-rsid="002d60a8"/>
    </style:style>
    <style:style style:name="P19" style:family="paragraph" style:parent-style-name="Text_20_body">
      <style:text-properties officeooo:paragraph-rsid="002e0dda"/>
    </style:style>
    <style:style style:name="P20" style:family="paragraph" style:parent-style-name="Heading_20_1">
      <style:text-properties officeooo:rsid="0010a371"/>
    </style:style>
    <style:style style:name="P21" style:family="paragraph" style:parent-style-name="Heading_20_1">
      <style:text-properties officeooo:rsid="0010a371" officeooo:paragraph-rsid="0010a371"/>
    </style:style>
    <style:style style:name="P22" style:family="paragraph" style:parent-style-name="Heading_20_2">
      <style:text-properties officeooo:rsid="0010a371" officeooo:paragraph-rsid="0010a371"/>
    </style:style>
    <style:style style:name="P23" style:family="paragraph" style:parent-style-name="Heading_20_2">
      <style:text-properties officeooo:paragraph-rsid="002d60a8"/>
    </style:style>
    <style:style style:name="P24" style:family="paragraph" style:parent-style-name="Title">
      <style:text-properties officeooo:rsid="0010a371" officeooo:paragraph-rsid="0010a371"/>
    </style:style>
    <style:style style:name="P25" style:family="paragraph" style:parent-style-name="Subtitle">
      <style:text-properties officeooo:rsid="0010a371" officeooo:paragraph-rsid="0010a371"/>
    </style:style>
    <style:style style:name="T1" style:family="text">
      <style:text-properties officeooo:rsid="0010a371"/>
    </style:style>
    <style:style style:name="T2" style:family="text">
      <style:text-properties officeooo:rsid="00140d66"/>
    </style:style>
    <style:style style:name="T3" style:family="text">
      <style:text-properties officeooo:rsid="00146386"/>
    </style:style>
    <style:style style:name="T4" style:family="text">
      <style:text-properties officeooo:rsid="002c5d0d"/>
    </style:style>
    <style:style style:name="T5" style:family="text">
      <style:text-properties style:text-position="sub 58%" officeooo:rsid="002c5d0d"/>
    </style:style>
    <style:style style:name="T6" style:family="text">
      <style:text-properties style:text-position="sub 58%" style:font-name="Times New Roman1" officeooo:rsid="004fbfab"/>
    </style:style>
    <style:style style:name="T7" style:family="text">
      <style:text-properties officeooo:rsid="002d60a8"/>
    </style:style>
    <style:style style:name="T8" style:family="text">
      <style:text-properties officeooo:rsid="002e0dda"/>
    </style:style>
    <style:style style:name="T9" style:family="text">
      <style:text-properties style:font-name="Times New Roman1" officeooo:rsid="002e0dda"/>
    </style:style>
    <style:style style:name="T10" style:family="text">
      <style:text-properties style:font-name="Times New Roman1" officeooo:rsid="00305611"/>
    </style:style>
    <style:style style:name="T11" style:family="text">
      <style:text-properties style:font-name="Times New Roman1" officeooo:rsid="00321a4c"/>
    </style:style>
    <style:style style:name="T12" style:family="text">
      <style:text-properties style:font-name="Times New Roman1" officeooo:rsid="0036cfd0"/>
    </style:style>
    <style:style style:name="T13" style:family="text">
      <style:text-properties style:font-name="Times New Roman1" officeooo:rsid="003a69a3"/>
    </style:style>
    <style:style style:name="T14" style:family="text">
      <style:text-properties style:font-name="Times New Roman1" officeooo:rsid="00472a6c"/>
    </style:style>
    <style:style style:name="T15" style:family="text">
      <style:text-properties style:font-name="Times New Roman1" officeooo:rsid="0048d822"/>
    </style:style>
    <style:style style:name="T16" style:family="text">
      <style:text-properties style:font-name="Times New Roman1" officeooo:rsid="004e22bd"/>
    </style:style>
    <style:style style:name="T17" style:family="text">
      <style:text-properties style:font-name="Times New Roman1" officeooo:rsid="004ec038"/>
    </style:style>
    <style:style style:name="T18" style:family="text">
      <style:text-properties style:font-name="Times New Roman1" officeooo:rsid="004fbfab"/>
    </style:style>
    <style:style style:name="T19" style:family="text">
      <style:text-properties style:font-name="Times New Roman" officeooo:rsid="002e0dda"/>
    </style:style>
    <style:style style:name="T20" style:family="text">
      <style:text-properties officeooo:rsid="002ee3c4"/>
    </style:style>
    <style:style style:name="T21" style:family="text">
      <style:text-properties style:text-position="0% 100%" style:font-name="Times New Roman1" officeooo:rsid="004fbfab"/>
    </style:style>
    <style:style style:name="T22" style:family="text">
      <style:text-properties style:text-position="0% 100%" style:font-name="Times New Roman1" officeooo:rsid="004ec038"/>
    </style:style>
    <style:style style:name="T23" style:family="text">
      <style:text-properties style:text-position="0% 100%" style:font-name="Times New Roman1" officeooo:rsid="005146e0"/>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BREACH Design Document</text:p>
      <text:p text:style-name="P25">A Realistic Survival Simulation</text:p>
      <text:h text:style-name="P20" text:outline-level="1">Introduction</text:h>
      <text:p text:style-name="P1"><text:span text:style-name="T1">In BREACH, the player is the lone active survivor of a catastrophic failure aboard a spaceship. Help will arrive, but the player must stay alive for several hours before that help will come. To survive, the player must carefully monitor the atmospheric composition and temperature, repairing or closing off any damaged sections of the ship. </text:span><text:span text:style-name="T2">If the player does not pay attention to the atmosphere, the buildup of toxic gases in the air will cause various detrimental effects, eventually leading to death.</text:span></text:p>
      <text:p text:style-name="P2">The game is played from a first-person perspective, with the ability to pick up and/or interact with certain items in the environment. The player has no hitpoints, but detrimental environmental effects can build up and eventually lead to player death.</text:p>
      <text:h text:style-name="P21" text:outline-level="1">Environment Simulation Overview</text:h>
      <text:h text:style-name="P22" text:outline-level="2">Atmosphere</text:h>
      <text:p text:style-name="P11"><text:span text:style-name="T2">The atmosphere is the most basic element of the environment.</text:span><text:span text:style-name="T3"> </text:span><text:span text:style-name="T4">It has a few basic properties, and several derived properties. To simplify calculations, several assumptions are made about the gases in an atmosphere.</text:span></text:p>
      <text:list xml:id="list2643270765279604509" text:style-name="L2">
        <text:list-item>
          <text:p text:style-name="P12"><text:span text:style-name="T4">Gases are ideal</text:span></text:p>
        </text:list-item>
        <text:list-item>
          <text:p text:style-name="P12"><text:span text:style-name="T4">All gas inside the same atmosphere is isothermal, isobaric, and isotropic</text:span></text:p>
        </text:list-item>
      </text:list>
      <text:p text:style-name="P13"><text:span text:style-name="T4">The three basic properties of an atmosphere are volume, mass, and heat. By using the ideal gas laws, we can determine pressure, temperature, density, and many other properties. The ideal gas law used is as follows.</text:span></text:p>
      <text:p text:style-name="P14"><text:span text:style-name="T4"><draw:frame draw:style-name="fr1" draw:name="Object1" text:anchor-type="as-char" svg:y="-0.3437in" svg:width="1.7228in" svg:height="0.6319in" draw:z-index="0"><draw:object xlink:href="./Object 1" xlink:type="simple" xlink:show="embed" xlink:actuate="onLoad"/><draw:image xlink:href="./ObjectReplacements/Object 1" xlink:type="simple" xlink:show="embed" xlink:actuate="onLoad"/></draw:frame></text:span></text:p>
      <text:p text:style-name="P3"><text:span text:style-name="T4">Where R</text:span><text:span text:style-name="T5">i</text:span><text:span text:style-name="T4"> and c</text:span><text:span text:style-name="T5">i</text:span><text:span text:style-name="T4"> are the specific ideal gas constant and the specific heat capacity at constant pressure for each atmospheric gas.</text:span></text:p>
      <text:p text:style-name="P3"><text:span text:style-name="T4">Inside each atmosphere, there are only a few different types of gases, most of which are common toxins. The primary three are nitrogen, oxygen, and water vapor. Some of the others include carbon dioxide, carbon monoxide, nitrous oxides, and methane.</text:span></text:p>
      <text:h text:style-name="P23" text:outline-level="2"><text:span text:style-name="T7">Airlocks</text:span></text:h>
      <text:p text:style-name="P18"><text:span text:style-name="T7">The primary mechanism by which mass and heat are transferred between atmospheres is through an airlock. An airlock is a theoretical mechanism which, when open, directly connects two atmospheres with an orifice of area A. Airlocks can be used to model doors between rooms, valves on gas tanks, and hull breaches to space.</text:span></text:p>
      <text:p text:style-name="P19"><text:soft-page-break/><text:span text:style-name="T8">The most powerful mechanism driving mass flow between atmospheres through an airlock is pressure. Mass will always move from a high-pressure area to a low-pressure area. </text:span><text:span text:style-name="T7">The mass flow </text:span><text:span text:style-name="T8">due to this pressure difference</text:span><text:span text:style-name="T7"> is given by the orifice plate flow equation for compressible fluids.</text:span></text:p>
      <text:p text:style-name="P15"><text:span text:style-name="T7"><draw:frame draw:style-name="fr1" draw:name="Object2" text:anchor-type="as-char" svg:y="-0.4665in" svg:width="4.4728in" svg:height="0.8717in" draw:z-index="1"><draw:object xlink:href="./Object 2" xlink:type="simple" xlink:show="embed" xlink:actuate="onLoad"/><draw:image xlink:href="./ObjectReplacements/Object 2" xlink:type="simple" xlink:show="embed" xlink:actuate="onLoad"/></draw:frame></text:span></text:p>
      <text:p text:style-name="P4"><text:span text:style-name="T8">A few simplifying assumptions can be made in this equation to reduce computation at runtime.</text:span></text:p>
      <text:list xml:id="list437986037810489009" text:style-name="L4">
        <text:list-item>
          <text:p text:style-name="P5"><text:span text:style-name="T20">C = .6, since m</text:span><text:span text:style-name="T8">ost connections are through a hard-edged orifice</text:span></text:p>
        </text:list-item>
        <text:list-item>
          <text:p text:style-name="P5"><text:span text:style-name="T9">β = </text:span><text:span text:style-name="T19">.25, since reliably calculating it for each connection is inefficient.</text:span></text:p>
        </text:list-item>
      </text:list>
      <text:p text:style-name="P4"><text:span text:style-name="T9">There is a secondary mechanism which causes mass to move through an airlock which is independent of pressure: diffusion. </text:span><text:span text:style-name="T16">Fick's law is the basis of most diffusion processes, although it represents a very simplified case.</text:span></text:p>
      <text:p text:style-name="P15"><text:span text:style-name="T16"><draw:frame draw:style-name="fr1" draw:name="Object5" text:anchor-type="as-char" svg:y="-0.3465in" svg:width="2.0429in" svg:height="0.6335in" draw:z-index="4"><draw:object xlink:href="./Object 5" xlink:type="simple" xlink:show="embed" xlink:actuate="onLoad"/><draw:image xlink:href="./ObjectReplacements/Object 5" xlink:type="simple" xlink:show="embed" xlink:actuate="onLoad"/></draw:frame></text:span></text:p>
      <text:p text:style-name="P9"><text:span text:style-name="T18">Where J is the mass flux, and </text:span><text:span text:style-name="T21">m</text:span><text:span text:style-name="T6">A</text:span><text:span text:style-name="T21"> is the mass percentage of substance A. </text:span><text:span text:style-name="T22">This</text:span><text:span text:style-name="T17"> equation </text:span><text:span text:style-name="T18">assumes a binary mixture of substances, where D</text:span><text:span text:style-name="T6">AB</text:span><text:span text:style-name="T21"> is known for a specific temperature and pressure. For multicomponent mixtures, </text:span><text:span text:style-name="T23">we can generalize Fick's law and use an arbitrary D value.</text:span></text:p>
      <text:p text:style-name="P17"><text:span text:style-name="T23"><draw:frame draw:style-name="fr1" draw:name="Object6" text:anchor-type="as-char" svg:y="-0.2689in" svg:width="2.7043in" svg:height="0.4181in" draw:z-index="5"><draw:object xlink:href="./Object 6" xlink:type="simple" xlink:show="embed" xlink:actuate="onLoad"/><draw:image xlink:href="./ObjectReplacements/Object 6" xlink:type="simple" xlink:show="embed" xlink:actuate="onLoad"/></draw:frame></text:span></text:p>
      <text:p text:style-name="P10"><text:span text:style-name="T12">When mass is moving between the two atmospheres, it will move a portion of the heat as well. </text:span><text:span text:style-name="T10">The amount of heat transferred </text:span><text:span text:style-name="T11">by mass</text:span><text:span text:style-name="T10"> is given by the following relationship:</text:span></text:p>
      <text:p text:style-name="P15"><text:span text:style-name="T10"><draw:frame draw:style-name="fr1" draw:name="Object3" text:anchor-type="as-char" svg:y="-0.2437in" svg:width="0.7118in" svg:height="0.3929in" draw:z-index="2"><draw:object xlink:href="./Object 3" xlink:type="simple" xlink:show="embed" xlink:actuate="onLoad"/><draw:image xlink:href="./ObjectReplacements/Object 3" xlink:type="simple" xlink:show="embed" xlink:actuate="onLoad"/></draw:frame></text:span></text:p>
      <text:p text:style-name="P6"><text:span text:style-name="T12">In addition to heat transfer by mass, there is also heat transfer due to convection at the boundary between the atmospheres. Realistically, the heat transfer would be a complex system involving free and forced convection with turbulent and laminar areas, but this would require a great deal of computation to achieve. </text:span><text:span text:style-name="T13">The convection can instead be modeled as laminar external free convection on a vertical plate, which is much easier to compute and still gives pleasing results.</text:span></text:p>
      <text:p text:style-name="P16"><text:span text:style-name="T13"><draw:frame draw:style-name="fr1" draw:name="Object4" text:anchor-type="as-char" svg:y="-0.6681in" svg:width="2.0835in" svg:height="1.2756in" draw:z-index="3"><draw:object xlink:href="./Object 4" xlink:type="simple" xlink:show="embed" xlink:actuate="onLoad"/><draw:image xlink:href="./ObjectReplacements/Object 4" xlink:type="simple" xlink:show="embed" xlink:actuate="onLoad"/></draw:frame></text:span></text:p>
      <text:p text:style-name="P7"><text:span text:style-name="T14">For laminar flow, which is always assumed in this case, C=0.65 and n=1/4. The values ν, α, and k are all dependent on the temperature of the system, and are usually tabulated. Instead of coding the lookup tables into </text:span><text:span text:style-name="T15">the game, it is more efficient to create a polynomial expression which approximates these values within a range acceptable for the game.</text:span></text:p>
      <text:p text:style-name="P8"><text:span text:style-name="T15">--put polynomials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01:51:52</meta:creation-date>
    <dc:date>2013-05-05T00:07:57</dc:date>
    <meta:editing-duration>P3DT15H46M38S</meta:editing-duration>
    <meta:editing-cycles>54</meta:editing-cycles>
    <meta:generator>LibreOffice/4.0.2.2$MacOSX_x86 LibreOffice_project/4c82dcdd6efcd48b1d8bba66bfe1989deee49c3</meta:generator>
    <meta:document-statistic meta:table-count="0" meta:image-count="0" meta:object-count="6" meta:page-count="2" meta:paragraph-count="31" meta:word-count="675" meta:character-count="4115" meta:non-whitespace-character-count="3470"/>
  </office:meta>
</office:document-meta>
</file>

<file path=Object 1/content.xml><?xml version="1.0" encoding="utf-8"?>
<math xmlns="http://www.w3.org/1998/Math/MathML">
  <semantics>
    <mtable>
      <mtr>
        <mtd>
          <mrow>
            <mrow>
              <mi>P</mi>
              <mo stretchy="false">=</mo>
              <mfrac>
                <mi mathvariant="italic">TR</mi>
                <mi>V</mi>
              </mfrac>
            </mrow>
            <mi>,</mi>
            <mi/>
            <mrow>
              <mi>R</mi>
              <mo stretchy="false">=</mo>
              <mrow>
                <mo stretchy="false">∑</mo>
                <msub>
                  <mi>R</mi>
                  <mi>i</mi>
                </msub>
              </mrow>
            </mrow>
            <msub>
              <mi>m</mi>
              <mi>i</mi>
            </msub>
          </mrow>
        </mtd>
      </mtr>
      <mtr>
        <mtd>
          <mrow>
            <mrow>
              <mi>T</mi>
              <mo stretchy="false">=</mo>
              <msub>
                <mi>C</mi>
                <mi>p</mi>
              </msub>
            </mrow>
            <mi>Q</mi>
            <mi>,</mi>
            <mi/>
            <mrow>
              <msub>
                <mi>C</mi>
                <mi>p</mi>
              </msub>
              <mo stretchy="false">=</mo>
              <mrow>
                <mo stretchy="false">∑</mo>
                <msub>
                  <mi>c</mi>
                  <mi>p</mi>
                </msub>
              </mrow>
            </mrow>
            <msub>
              <mi>m</mi>
              <mi>i</mi>
            </msub>
          </mrow>
        </mtd>
      </mtr>
    </mtable>
    <annotation encoding="StarMath 5.0">P = TR over V, ~R = sum R_i m_i newline
T = C_p Q, ~ C_p = sum c_p m_i</annotation>
  </semantics>
</math>
</file>

<file path=Object 2/content.xml><?xml version="1.0" encoding="utf-8"?>
<math xmlns="http://www.w3.org/1998/Math/MathML">
  <semantics>
    <mtable>
      <mtr>
        <mtd>
          <mrow>
            <mrow>
              <mfrac>
                <mi mathvariant="italic">dm</mi>
                <mi mathvariant="italic">dt</mi>
              </mfrac>
              <mo stretchy="false">=</mo>
              <mi>C</mi>
            </mrow>
            <mi>Y</mi>
            <mi>A</mi>
            <msqrt>
              <mrow>
                <mn>2</mn>
                <mo stretchy="false">ρ</mo>
                <mrow>
                  <mo stretchy="false">(</mo>
                  <mrow>
                    <mrow>
                      <msub>
                        <mi>P</mi>
                        <mn>1</mn>
                      </msub>
                      <mo stretchy="false">−</mo>
                      <msub>
                        <mi>P</mi>
                        <mn>2</mn>
                      </msub>
                    </mrow>
                  </mrow>
                  <mo stretchy="false">)</mo>
                </mrow>
              </mrow>
            </msqrt>
          </mrow>
        </mtd>
      </mtr>
      <mtr>
        <mtd>
          <mrow>
            <mrow>
              <mi>C</mi>
              <mo stretchy="false">=</mo>
              <mfrac>
                <msub>
                  <mi>C</mi>
                  <mi>d</mi>
                </msub>
                <msqrt>
                  <mrow>
                    <mo stretchy="false">(</mo>
                    <mrow>
                      <mrow>
                        <mn>1</mn>
                        <mo stretchy="false">−</mo>
                        <msup>
                          <mo stretchy="false">β</mo>
                          <mn>2</mn>
                        </msup>
                      </mrow>
                    </mrow>
                    <mo stretchy="false">)</mo>
                  </mrow>
                </msqrt>
              </mfrac>
            </mrow>
            <mi>,</mi>
            <mi/>
            <mrow>
              <mi>Y</mi>
              <mo stretchy="false">=</mo>
              <mrow>
                <mn>1</mn>
                <mo stretchy="false">−</mo>
                <mfrac>
                  <mrow>
                    <mo stretchy="false">(</mo>
                    <mrow>
                      <mrow>
                        <mn>1</mn>
                        <mo stretchy="false">−</mo>
                        <mi>r</mi>
                      </mrow>
                    </mrow>
                    <mo stretchy="false">)</mo>
                  </mrow>
                  <mi>k</mi>
                </mfrac>
              </mrow>
            </mrow>
            <mrow>
              <mo stretchy="false">(</mo>
              <mrow>
                <mrow>
                  <mn>.41</mn>
                  <mo stretchy="false">+</mo>
                  <mn>.35</mn>
                </mrow>
                <msup>
                  <mo stretchy="false">β</mo>
                  <mn>4</mn>
                </msup>
              </mrow>
              <mo stretchy="false">)</mo>
            </mrow>
            <mi>,</mi>
            <mi/>
            <mrow>
              <mi>r</mi>
              <mo stretchy="false">=</mo>
              <mrow>
                <msub>
                  <mi>P</mi>
                  <mn>2</mn>
                </msub>
                <mo stretchy="false">/</mo>
                <msub>
                  <mi>P</mi>
                  <mn>1</mn>
                </msub>
              </mrow>
            </mrow>
            <mi>,</mi>
            <mi/>
            <mrow>
              <mo stretchy="false">β</mo>
              <mo stretchy="false">=</mo>
              <mrow>
                <msub>
                  <mi>d</mi>
                  <mn>2</mn>
                </msub>
                <mo stretchy="false">/</mo>
                <msub>
                  <mi>d</mi>
                  <mn>1</mn>
                </msub>
              </mrow>
            </mrow>
          </mrow>
        </mtd>
      </mtr>
    </mtable>
    <annotation encoding="StarMath 5.0">dm over dt = C Y A sqrt{2 %rho (P_1-P_2)} newline
C = C_d over sqrt(1-%beta^2),~ Y = 1 - (1-r) over k (.41+.35 %beta^4),~ r = P_2/P_1 ,~ %beta = d_2 / d_1</annotation>
  </semantics>
</math>
</file>

<file path=Object 3/content.xml><?xml version="1.0" encoding="utf-8"?>
<math xmlns="http://www.w3.org/1998/Math/MathML">
  <semantics>
    <mrow>
      <mrow>
        <mfrac>
          <mi mathvariant="italic">dQ</mi>
          <mi>Q</mi>
        </mfrac>
        <mo stretchy="false">=</mo>
        <mfrac>
          <mi mathvariant="italic">dm</mi>
          <mi>m</mi>
        </mfrac>
      </mrow>
    </mrow>
    <annotation encoding="StarMath 5.0">dQ over Q = dm over m</annotation>
  </semantics>
</math>
</file>

<file path=Object 4/content.xml><?xml version="1.0" encoding="utf-8"?>
<math xmlns="http://www.w3.org/1998/Math/MathML">
  <semantics>
    <mtable>
      <mtr>
        <mtd>
          <mrow>
            <mrow>
              <msub>
                <mi mathvariant="italic">Ra</mi>
                <mi>L</mi>
              </msub>
              <mo stretchy="false">=</mo>
              <mfrac>
                <mrow>
                  <mi>g</mi>
                  <mo stretchy="false">β</mo>
                  <mrow>
                    <mo stretchy="false">(</mo>
                    <mrow>
                      <mrow>
                        <msub>
                          <mi>T</mi>
                          <mi>s</mi>
                        </msub>
                        <mo stretchy="false">−</mo>
                        <msub>
                          <mi>T</mi>
                          <mo stretchy="false">∞</mo>
                        </msub>
                      </mrow>
                    </mrow>
                    <mo stretchy="false">)</mo>
                  </mrow>
                  <msup>
                    <mi>L</mi>
                    <mn>3</mn>
                  </msup>
                </mrow>
                <mrow>
                  <mi>v</mi>
                  <mo stretchy="false">α</mo>
                </mrow>
              </mfrac>
            </mrow>
            <mi>,</mi>
            <mi/>
            <mrow>
              <mo stretchy="false">β</mo>
              <mo stretchy="false">=</mo>
              <mfrac>
                <mn>1</mn>
                <mi>T</mi>
              </mfrac>
            </mrow>
          </mrow>
        </mtd>
      </mtr>
      <mtr>
        <mtd>
          <mrow>
            <mi>C</mi>
            <mrow>
              <msup>
                <mrow>
                  <msub>
                    <mi mathvariant="italic">Ra</mi>
                    <mi>L</mi>
                  </msub>
                </mrow>
                <mi>n</mi>
              </msup>
              <mo stretchy="false">=</mo>
              <mfrac>
                <mrow>
                  <mover accent="true">
                    <mi>h</mi>
                    <mo stretchy="false">̄</mo>
                  </mover>
                  <mi>L</mi>
                </mrow>
                <mi>k</mi>
              </mfrac>
            </mrow>
          </mrow>
        </mtd>
      </mtr>
      <mtr>
        <mtd>
          <mrow>
            <mrow>
              <mfrac>
                <mi mathvariant="italic">dQ</mi>
                <mi mathvariant="italic">dt</mi>
              </mfrac>
              <mo stretchy="false">=</mo>
              <mover accent="true">
                <mi>h</mi>
                <mo stretchy="false">̄</mo>
              </mover>
            </mrow>
            <mi>A</mi>
            <mrow>
              <mo stretchy="false">(</mo>
              <mrow>
                <mrow>
                  <msub>
                    <mi>T</mi>
                    <mn>2</mn>
                  </msub>
                  <mo stretchy="false">−</mo>
                  <msub>
                    <mi>T</mi>
                    <mn>1</mn>
                  </msub>
                </mrow>
              </mrow>
              <mo stretchy="false">)</mo>
            </mrow>
          </mrow>
        </mtd>
      </mtr>
    </mtable>
    <annotation encoding="StarMath 5.0">Ra_L = {g %beta (T_s-T_infinity)L^3} over {v %alpha},~%beta=1 over T newline
C {Ra_L}^n = {bar h L} over k newline
dQ over dt = bar h A (T_2 - T_1)</annotation>
  </semantics>
</math>
</file>

<file path=Object 5/content.xml><?xml version="1.0" encoding="utf-8"?>
<math xmlns="http://www.w3.org/1998/Math/MathML">
  <semantics>
    <mtable>
      <mtr>
        <mtd>
          <mrow>
            <mrow>
              <msub>
                <mi>J</mi>
                <mi>A</mi>
              </msub>
              <mo stretchy="false">=</mo>
              <mo stretchy="false">ρ</mo>
            </mrow>
            <msub>
              <mi>D</mi>
              <mi mathvariant="italic">AB</mi>
            </msub>
            <mo stretchy="false">∇</mo>
            <msub>
              <mi>m</mi>
              <mi>A</mi>
            </msub>
            <mi>,</mi>
            <mi/>
            <mrow>
              <mrow>
                <msub>
                  <mi>J</mi>
                  <mi>A</mi>
                </msub>
                <mo stretchy="false">+</mo>
                <msub>
                  <mi>J</mi>
                  <mi>B</mi>
                </msub>
              </mrow>
              <mo stretchy="false">=</mo>
              <mn>0</mn>
            </mrow>
          </mrow>
        </mtd>
      </mtr>
      <mtr>
        <mtd>
          <mrow>
            <mrow>
              <msub>
                <mi>D</mi>
                <mi mathvariant="italic">AB</mi>
              </msub>
              <mo stretchy="false">∝</mo>
              <mfrac>
                <msup>
                  <mi>T</mi>
                  <mrow>
                    <mrow>
                      <mn>3</mn>
                      <mo stretchy="false">/</mo>
                      <mn>2</mn>
                    </mrow>
                  </mrow>
                </msup>
                <mi>P</mi>
              </mfrac>
            </mrow>
          </mrow>
        </mtd>
      </mtr>
    </mtable>
    <annotation encoding="StarMath 5.0">J_A = %rho D_AB nabla m_A,~ J_A+J_B = 0 newline
D_AB prop T^{3/2} over P</annotation>
  </semantics>
</math>
</file>

<file path=Object 6/content.xml><?xml version="1.0" encoding="utf-8"?>
<math xmlns="http://www.w3.org/1998/Math/MathML">
  <semantics>
    <mrow>
      <mrow>
        <mfrac>
          <msub>
            <mi mathvariant="italic">dm</mi>
            <mi>i</mi>
          </msub>
          <mi mathvariant="italic">dt</mi>
        </mfrac>
        <mo stretchy="false">=</mo>
        <mi>A</mi>
      </mrow>
      <mover accent="true">
        <mo stretchy="false">ρ</mo>
        <mo stretchy="false">̄</mo>
      </mover>
      <msub>
        <mi>D</mi>
        <mi mathvariant="italic">TP</mi>
      </msub>
      <mrow>
        <mo stretchy="false">(</mo>
        <mrow>
          <mrow>
            <msub>
              <mi>m</mi>
              <mn>1i</mn>
            </msub>
            <mo stretchy="false">−</mo>
            <msub>
              <mi>m</mi>
              <mn>2i</mn>
            </msub>
          </mrow>
        </mrow>
        <mo stretchy="false">)</mo>
      </mrow>
      <mi>,</mi>
      <mi/>
      <mrow>
        <msub>
          <mi>D</mi>
          <mi mathvariant="italic">TP</mi>
        </msub>
        <mo stretchy="false">=</mo>
        <mi>D</mi>
      </mrow>
      <mrow>
        <mfrac>
          <msup>
            <mrow>
              <mover accent="true">
                <mi>T</mi>
                <mo stretchy="false">̄</mo>
              </mover>
            </mrow>
            <mrow>
              <mrow>
                <mn>3</mn>
                <mo stretchy="false">/</mo>
                <mn>2</mn>
              </mrow>
            </mrow>
          </msup>
          <mrow>
            <mover accent="true">
              <mi>P</mi>
              <mo stretchy="false">̄</mo>
            </mover>
          </mrow>
        </mfrac>
      </mrow>
    </mrow>
    <annotation encoding="StarMath 5.0">dm_i over dt = A bar %rho D_TP (m_1i - m_2i),~ D_TP = D  {{bar T}^{3/2} over {bar P}}</annotation>
  </semantics>
</math>
</file>